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A80000028E9F5C93184233CE0E.png" manifest:media-type="image/png"/>
  <manifest:file-entry manifest:full-path="Pictures/10000001000004A80000028EB1E953BA60C237CD.png" manifest:media-type="image/png"/>
  <manifest:file-entry manifest:full-path="Pictures/10000001000004A80000028E9981A9A73EC9F160.png" manifest:media-type="image/png"/>
  <manifest:file-entry manifest:full-path="Pictures/10000001000004A80000028E458916024A0362F6.png" manifest:media-type="image/png"/>
  <manifest:file-entry manifest:full-path="Pictures/10000001000004A80000028EF67B1C8FCC4B9451.png" manifest:media-type="image/png"/>
  <manifest:file-entry manifest:full-path="Pictures/10000001000004A80000028E84824CE2620D7BD5.png" manifest:media-type="image/png"/>
  <manifest:file-entry manifest:full-path="Pictures/10000001000004A80000028EFA0BC56D50EC48F7.png" manifest:media-type="image/png"/>
  <manifest:file-entry manifest:full-path="Pictures/10000001000004A80000028E3ACC261C571C1808.png" manifest:media-type="image/png"/>
  <manifest:file-entry manifest:full-path="Pictures/10000001000004A80000028E8F83EA46A636C7A5.png" manifest:media-type="image/png"/>
  <manifest:file-entry manifest:full-path="Pictures/10000001000004A80000028EE3C965F30610C26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9ffa" officeooo:paragraph-rsid="00089f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72cm" svg:y="1.219cm" svg:width="17cm" svg:height="9.326cm" draw:z-index="0"><draw:image xlink:href="Pictures/10000001000004A80000028EE3C965F30610C263.png" xlink:type="simple" xlink:show="embed" xlink:actuate="onLoad" draw:mime-type="image/png"/></draw:frame>S3 bucket</text:p>
      <text:p text:style-name="P1"/>
      <text:p text:style-name="P1"/>
      <text:p text:style-name="P1"><draw:frame draw:style-name="fr1" draw:name="Image3" text:anchor-type="char" svg:x="0.769cm" svg:y="0.286cm" svg:width="17cm" svg:height="9.326cm" draw:z-index="2"><draw:image xlink:href="Pictures/10000001000004A80000028E3ACC261C571C1808.png" xlink:type="simple" xlink:show="embed" xlink:actuate="onLoad" draw:mime-type="image/png"/></draw:frame></text:p>
      <text:p text:style-name="P1"/>
      <text:p text:style-name="P1"><draw:frame draw:style-name="fr2" draw:name="Image4" text:anchor-type="char" svg:width="17cm" svg:height="9.326cm" draw:z-index="3"><draw:image xlink:href="Pictures/10000001000004A80000028E84824CE2620D7BD5.png" xlink:type="simple" xlink:show="embed" xlink:actuate="onLoad" draw:mime-type="image/png"/></draw:frame><draw:frame draw:style-name="fr1" draw:name="Image5" text:anchor-type="char" svg:x="0.312cm" svg:y="9.641cm" svg:width="17cm" svg:height="9.326cm" draw:z-index="4"><draw:image xlink:href="Pictures/10000001000004A80000028E458916024A0362F6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><draw:frame draw:style-name="fr2" draw:name="Image6" text:anchor-type="char" svg:width="17cm" svg:height="9.326cm" draw:z-index="5"><draw:image xlink:href="Pictures/10000001000004A80000028EF67B1C8FCC4B9451.png" xlink:type="simple" xlink:show="embed" xlink:actuate="onLoad" draw:mime-type="image/png"/></draw:frame><text:soft-page-break/></text:p>
      <text:p text:style-name="P1"><draw:frame draw:style-name="fr1" draw:name="Image7" text:anchor-type="char" svg:x="0.601cm" svg:y="0.215cm" svg:width="17cm" svg:height="9.326cm" draw:z-index="6"><draw:image xlink:href="Pictures/10000001000004A80000028EFA0BC56D50EC48F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8" text:anchor-type="char" svg:x="0.095cm" svg:y="0.404cm" svg:width="17cm" svg:height="9.326cm" draw:z-index="7"><draw:image xlink:href="Pictures/10000001000004A80000028E9981A9A73EC9F160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><draw:frame draw:style-name="fr1" draw:name="Image9" text:anchor-type="char" svg:x="0.215cm" svg:y="0.176cm" svg:width="17cm" svg:height="9.326cm" draw:z-index="8"><draw:image xlink:href="Pictures/10000001000004A80000028E8F83EA46A636C7A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0" text:anchor-type="char" svg:x="0.143cm" svg:y="0.194cm" svg:width="17cm" svg:height="9.326cm" draw:z-index="9"><draw:image xlink:href="Pictures/10000001000004A80000028EB1E953BA60C237CD.png" xlink:type="simple" xlink:show="embed" xlink:actuate="onLoad" draw:mime-type="image/png"/></draw:frame><text:soft-page-break/></text:p>
      <text:p text:style-name="P1"/>
      <text:p text:style-name="P1"><draw:frame draw:style-name="fr1" draw:name="Image11" text:anchor-type="char" svg:x="-0.217cm" svg:y="0.132cm" svg:width="17cm" svg:height="9.326cm" draw:z-index="10"><draw:image xlink:href="Pictures/10000001000004A80000028E9F5C93184233CE0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0.048cm" svg:y="9.691cm" svg:width="17cm" svg:height="9.326cm" draw:z-index="1"><draw:image xlink:href="Pictures/10000001000004A80000028E3ACC261C571C180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17:10:00.435843013</meta:creation-date>
    <dc:date>2023-08-30T17:27:42.344334780</dc:date>
    <meta:editing-duration>PT17M35S</meta:editing-duration>
    <meta:editing-cycles>17</meta:editing-cycles>
    <meta:generator>LibreOffice/7.3.7.2$Linux_X86_64 LibreOffice_project/30$Build-2</meta:generator>
    <meta:document-statistic meta:table-count="0" meta:image-count="11" meta:object-count="0" meta:page-count="6" meta:paragraph-count="1" meta:word-count="2" meta:character-count="9" meta:non-whitespace-character-count="8"/>
  </office:meta>
</office:document-meta>
</file>